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000000"/>
    </style:style>
    <style:style style:name="gr2" style:family="graphic" style:parent-style-name="standard">
      <style:graphic-properties draw:stroke="none" svg:stroke-width="0.061cm" draw:marker-start-width="0.382cm" draw:marker-end-width="0.382cm" draw:stroke-linejoin="miter" draw:fill-color="#ff7f00" draw:textarea-horizontal-align="justify" draw:textarea-vertical-align="top" draw:auto-grow-height="true" fo:min-height="0cm" fo:min-width="0cm"/>
    </style:style>
    <style:style style:name="gr3" style:family="graphic" style:parent-style-name="standard">
      <style:graphic-properties draw:stroke="none" svg:stroke-width="0.061cm" draw:marker-start-width="0.2cm" draw:marker-end-width="0.2cm" draw:stroke-linejoin="miter" draw:fill-color="#009fe3" draw:textarea-horizontal-align="justify" draw:textarea-vertical-align="top" draw:auto-grow-height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465cm" fo:min-width="0cm"/>
    </style:style>
    <style:style style:name="gr5" style:family="graphic" style:parent-style-name="standard">
      <style:graphic-properties draw:stroke="none" svg:stroke-width="0.061cm" draw:marker-start-width="0.382cm" draw:marker-end-width="0.382cm" draw:stroke-linejoin="miter" draw:fill-color="#009fe3" draw:textarea-horizontal-align="justify" draw:textarea-vertical-align="top" draw:auto-grow-height="true" fo:min-height="0cm" fo:min-width="0cm" draw:shadow="hidden"/>
    </style:style>
    <style:style style:name="gr6" style:family="graphic" style:parent-style-name="standard">
      <style:graphic-properties draw:stroke="none" svg:stroke-width="0.061cm" draw:marker-start-width="0.2cm" draw:marker-end-width="0.2cm" draw:stroke-linejoin="miter" draw:fill-color="#ff7f00" draw:textarea-horizontal-align="justify" draw:textarea-vertical-align="top" draw:auto-grow-height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-color="#ff7f00"/>
      <style:paragraph-properties fo:text-align="start"/>
    </style:style>
    <style:style style:name="P3" style:family="paragraph">
      <loext:graphic-properties draw:fill-color="#009fe3"/>
      <style:paragraph-properties fo:text-align="start"/>
    </style:style>
    <style:style style:name="P4" style:family="paragraph">
      <loext:graphic-properties draw:fill="none" draw:fill-color="#ffffff"/>
      <style:text-properties style:font-name="Calibri" fo:font-size="290pt" fo:font-style="normal" fo:font-weight="bold" style:font-size-asian="290pt" style:font-style-asian="normal" style:font-weight-asian="bold" style:font-size-complex="290pt" style:font-style-complex="normal" style:font-weight-complex="bold"/>
    </style:style>
    <style:style style:name="P5" style:family="paragraph">
      <loext:graphic-properties draw:fill="none" draw:fill-color="#ffffff"/>
      <style:text-properties fo:color="#009fe3" style:font-name="Arial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ff7f00" style:font-name="Calibri" fo:font-size="250pt" fo:font-style="normal" fo:font-weight="bold" style:font-size-asian="250pt" style:font-style-asian="normal" style:font-weight-asian="bold" style:font-size-complex="250pt" style:font-style-complex="normal" style:font-weight-complex="bold"/>
    </style:style>
    <style:style style:name="T2" style:family="text">
      <style:text-properties fo:color="#009fe3" style:font-name="Calibri" fo:font-size="300pt" fo:font-style="normal" fo:font-weight="bold" style:font-size-asian="300pt" style:font-style-asian="normal" style:font-weight-asian="bold" style:font-size-complex="300pt" style:font-style-complex="normal" style:font-weight-complex="bold"/>
    </style:style>
    <style:style style:name="T3" style:family="text">
      <style:text-properties fo:color="#009fe3" style:font-name="Arial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45.156cm" svg:height="25.4cm" svg:x="0cm" svg:y="0cm" svg:viewBox="0 0 45157 25401" draw:points="22578,25401 0,25401 0,0 45157,0 45157,25401">
          <text:p/>
        </draw:polygon>
        <draw:g>
          <draw:custom-shape draw:style-name="gr2" draw:text-style-name="P2" draw:layer="layout" svg:width="6.9cm" svg:height="6.9cm" draw:transform="rotate (-0.792903079181025) translate (7.987cm 6.97cm)">
            <text:p/>
            <draw:enhanced-geometry svg:viewBox="0 0 21600 21600" draw:type="block-arc" draw:modifiers="136.745649682703 7338.05275970035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" draw:text-style-name="P3" draw:layer="layout" svg:width="6.9cm" svg:height="6.9cm" draw:transform="rotate (2.34868957440877) translate (7.912cm 16.74cm)">
            <text:p/>
            <draw:enhanced-geometry svg:viewBox="0 0 21600 21600" draw:mirror-horizontal="false" draw:mirror-vertical="false" draw:type="block-arc" draw:modifiers="-134.206432603506 7350.8448891506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" draw:text-style-name="P3" draw:layer="layout" svg:width="9.249cm" svg:height="9.249cm" draw:transform="rotate (2.34868957440877) translate (7.903cm 18.4cm)">
            <text:p/>
            <draw:enhanced-geometry svg:viewBox="0 0 21600 21600" draw:mirror-horizontal="false" draw:mirror-vertical="false" draw:type="block-arc" draw:modifiers="-134.121844751689 8642.97938282993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" draw:text-style-name="P3" draw:layer="layout" svg:width="11.581cm" svg:height="11.581cm" draw:transform="rotate (2.34868957440877) translate (7.929cm 20.05cm)">
            <text:p/>
            <draw:enhanced-geometry svg:viewBox="0 0 21600 21600" draw:mirror-horizontal="false" draw:mirror-vertical="false" draw:type="block-arc" draw:modifiers="-133.795166987371 9156.6334524474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frame draw:style-name="gr4" draw:text-style-name="P4" draw:layer="layout" svg:width="27.024cm" svg:height="20.715cm" svg:x="11.632cm" svg:y="7.104cm">
          <draw:text-box>
            <text:p><text:span text:style-name="T1">pen.</text:span><text:span text:style-name="T2">H</text:span></text:p>
          </draw:text-box>
        </draw:frame>
        <draw:g>
          <draw:path draw:style-name="gr5" draw:text-style-name="P3" draw:layer="layout" svg:width="5.09cm" svg:height="9.756cm" svg:x="34.999cm" svg:y="6.992cm" svg:viewBox="0 0 5091 9757" svg:d="M1453 1434c-57 5-352-26-1346 14 0 1800-147 6851-97 6879 52 25 1621 1 1679 2 57-3 115-5 172-7 57-5 115-10 172-15 57-8 114-16 170-24 57-11 113-22 170-33 56-13 112-27 167-41 56-16 111-32 166-49 54-19 108-38 162-57 54-22 107-43 161-65 52-25 104-49 156-74 50-27 101-53 152-80 49-30 99-59 148-89 48-32 96-64 143-96 46-34 93-68 139-102 44-37 88-74 133-110 42-39 85-78 128-117 40-41 81-82 121-122 39-43 77-85 115-128 36-45 73-89 109-134 34-47 68-93 103-140 31-48 62-96 94-144 29-49 58-99 87-148 27-51 54-102 80-153 24-53 48-105 72-157 22-54 43-107 65-161 18-54 37-108 55-162 17-55 33-110 49-166 13-55 26-111 40-167 10-57 21-114 31-171 7-57 15-114 22-171 5-57 10-114 14-171 2-58 4-116 6-173-369-3-738-5-1106-8-2 39-3 78-4 117-3 39-6 78-9 117-5 39-11 78-16 116-7 39-14 77-21 116-9 38-18 76-26 114-11 38-22 75-33 113-13 37-26 74-38 111-15 36-30 72-44 108-17 36-33 71-49 107-19 34-37 69-55 103-20 34-39 68-59 102-22 33-43 65-65 98-23 31-46 63-69 94-24 30-49 61-74 91-26 29-52 58-78 87-27 28-55 56-82 84-29 26-58 52-87 78-31 25-61 50-91 75-31 23-63 46-94 70-32 22-65 44-97 66-34 19-67 39-101 59-34 18-69 37-103 56-36 16-71 33-106 49-37 15-73 30-109 44-37 13-73 26-110 39-38 11-75 23-113 34-38 9-76 18-114 27-38 8-77 15-115 22-39 6-77 11-116 16-39 4-78 8-117 11-39 1-78 3-117 4-39 0-78 0-117 0-39-3-78-5-117-8-39-4-78-8-117-12-38-7 36-4649 75-4654 39-3 64-29 103-32-21-369-27-714-47-1082zM1758 9757zM1524 0z">
            <text:p/>
          </draw:path>
          <draw:custom-shape draw:style-name="gr6" draw:text-style-name="P2" draw:layer="layout" svg:width="6.9cm" svg:height="6.9cm" draw:transform="rotate (-0.761487152645126) translate (36.525cm 6.982cm)">
            <text:p/>
            <draw:enhanced-geometry svg:viewBox="0 0 21600 21600" draw:mirror-horizontal="false" draw:mirror-vertical="false" draw:type="block-arc" draw:modifiers="-134.206432603506 7350.8448891506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6" draw:text-style-name="P2" draw:layer="layout" svg:width="9.249cm" svg:height="9.249cm" draw:transform="rotate (-0.761487152645126) translate (36.482cm 5.322cm)">
            <text:p/>
            <draw:enhanced-geometry svg:viewBox="0 0 21600 21600" draw:mirror-horizontal="false" draw:mirror-vertical="false" draw:type="block-arc" draw:modifiers="-134.121844751689 8642.97938282993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6" draw:text-style-name="P2" draw:layer="layout" svg:width="11.581cm" svg:height="11.581cm" draw:transform="rotate (-0.761487152645126) translate (36.404cm 3.674cm)">
            <text:p/>
            <draw:enhanced-geometry svg:viewBox="0 0 21600 21600" draw:mirror-horizontal="false" draw:mirror-vertical="false" draw:type="block-arc" draw:modifiers="-133.795166987371 9156.6334524474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frame draw:style-name="gr7" draw:text-style-name="P5" draw:layer="layout" svg:width="12.584cm" svg:height="3.405cm" svg:x="16.228cm" svg:y="16.747cm">
          <draw:text-box>
            <text:p><text:span text:style-name="T3">1.0 beta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5.156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22T18:05:59.285703618</dc:date>
    <meta:editing-duration>PT8M10S</meta:editing-duration>
    <meta:editing-cycles>2</meta:editing-cycles>
    <meta:generator>LibreOffice/6.0.7.3$Linux_X86_64 LibreOffice_project/00m0$Build-3</meta:generator>
    <meta:document-statistic meta:object-count="13"/>
  </office:meta>
</office:document-meta>
</file>